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4cm" svg:stroke-color="#333333" draw:marker-start-width="1.4cm" draw:marker-end-width="1.4cm" draw:fill-color="#000000" draw:textarea-horizontal-align="justify" draw:textarea-vertical-align="middle" draw:auto-grow-height="false" fo:min-height="21.804cm" fo:min-width="11.954cm" fo:padding-top="0.325cm" fo:padding-bottom="0.325cm" fo:padding-left="0.45cm" fo:padding-right="0.45cm"/>
    </style:style>
    <style:style style:name="gr2" style:family="graphic" style:parent-style-name="standard">
      <style:graphic-properties svg:stroke-color="#999999" draw:fill-color="#ffffff" draw:textarea-horizontal-align="justify" draw:textarea-vertical-align="middle" draw:auto-grow-height="false" fo:min-height="18.65cm" fo:min-width="12.1cm"/>
    </style:style>
    <style:style style:name="gr3" style:family="graphic" style:parent-style-name="standard">
      <style:graphic-properties draw:fill-color="#cfe7e5" draw:textarea-horizontal-align="justify" draw:textarea-vertical-align="middle" draw:auto-grow-height="false" fo:min-height="1.376cm" fo:min-width="5.626cm"/>
    </style:style>
    <style:style style:name="gr4" style:family="graphic" style:parent-style-name="standard">
      <style:graphic-properties draw:stroke="dash" draw:stroke-dash="Ultrafine_20_Dashed" svg:stroke-width="0.05cm" svg:stroke-color="#333333" draw:marker-start-width="0.35cm" draw:marker-end-width="0.35cm" draw:fill-color="#ffffff" draw:textarea-horizontal-align="justify" draw:textarea-vertical-align="middle" draw:auto-grow-height="false" fo:min-height="4.5cm" fo:min-width="11.45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1.14cm" fo:min-width="3.39cm" fo:wrap-option="no-wrap"/>
    </style:style>
    <style:style style:name="gr8" style:family="graphic">
      <style:graphic-properties style:protect="size"/>
    </style:style>
    <style:style style:name="gr9" style:family="graphic">
      <style:graphic-properties svg:stroke-width="0.4cm" svg:stroke-color="#333333" draw:marker-start-width="1.4cm" draw:marker-end-width="1.4cm" draw:fill-color="#000000" draw:textarea-horizontal-align="justify" draw:textarea-vertical-align="middle" draw:auto-grow-height="false" fo:min-height="21.404cm" fo:min-width="11.554cm" fo:padding-top="0.325cm" fo:padding-bottom="0.325cm" fo:padding-left="0.45cm" fo:padding-right="0.45cm"/>
    </style:style>
    <style:style style:name="gr10" style:family="graphic">
      <style:graphic-properties svg:stroke-color="#999999" draw:fill-color="#ffffff" draw:textarea-horizontal-align="justify" draw:textarea-vertical-align="middle" draw:auto-grow-height="false" fo:min-height="18.65cm" fo:min-width="12.1cm"/>
    </style:style>
    <style:style style:name="gr11" style:family="graphic">
      <style:graphic-properties draw:fill-color="#cfe7e5" draw:textarea-horizontal-align="justify" draw:textarea-vertical-align="middle" draw:auto-grow-height="false" fo:min-height="1.376cm" fo:min-width="5.626cm"/>
    </style:style>
    <style:style style:name="gr12" style:family="graphic">
      <style:graphic-properties draw:stroke="dash" draw:stroke-dash="Ultrafine_20_Dashed" svg:stroke-width="0.05cm" svg:stroke-color="#333333" draw:marker-start-width="0.35cm" draw:marker-end-width="0.35cm" draw:fill-color="#ffffff" draw:textarea-horizontal-align="justify" draw:textarea-vertical-align="middle" draw:auto-grow-height="false" fo:min-height="4.5cm" fo:min-width="11.45cm" fo:padding-top="0.15cm" fo:padding-bottom="0.15cm" fo:padding-left="0.275cm" fo:padding-right="0.275cm"/>
    </style:style>
    <style:style style:name="gr13" style:family="graphic">
      <style:graphic-properties draw:textarea-horizontal-align="justify" draw:textarea-vertical-align="middle" draw:auto-grow-height="false" fo:min-height="1.376cm" fo:min-width="5.626cm"/>
    </style:style>
    <style:style style:name="gr14" style:family="graphic" style:parent-style-name="objectwithoutfill">
      <style:graphic-properties svg:stroke-color="#e6e6e6" draw:fill="none" draw:textarea-vertical-align="middle"/>
    </style:style>
    <style:style style:name="gr15" style:family="graphic">
      <style:graphic-properties svg:stroke-color="#996633" draw:fill-color="#ffff99" draw:textarea-horizontal-align="justify" draw:textarea-vertical-align="middle" draw:auto-grow-height="false" fo:min-height="6.05cm" fo:min-width="7.3cm"/>
    </style:style>
    <style:style style:name="gr16" style:family="graphic" style:parent-style-name="standard">
      <style:graphic-properties svg:stroke-color="#000000" svg:stroke-opacity="20%" draw:fill-color="#000000" draw:opacity="20%" draw:textarea-horizontal-align="justify" draw:textarea-vertical-align="middle" draw:auto-grow-height="false" fo:min-height="0.95cm" fo:min-width="7.3cm" draw:shadow-opacity="20%"/>
    </style:style>
    <style:style style:name="gr17" style:family="graphic" style:parent-style-name="standard">
      <style:graphic-properties draw:textarea-horizontal-align="justify" draw:textarea-vertical-align="middle" draw:auto-grow-height="false" fo:min-height="0.584cm" fo:min-width="2.278cm" fo:wrap-option="no-wrap"/>
    </style:style>
    <style:style style:name="gr18" style:family="graphic" style:parent-style-name="standard">
      <style:graphic-properties draw:textarea-horizontal-align="justify" draw:textarea-vertical-align="middle" draw:auto-grow-height="false" fo:min-height="1.418cm" fo:min-width="4.5cm" fo:wrap-option="no-wrap"/>
    </style:style>
    <style:style style:name="gr19" style:family="graphic">
      <style:graphic-properties svg:stroke-color="#996633" draw:fill-color="#ffff99" draw:textarea-horizontal-align="justify" draw:textarea-vertical-align="middle" draw:auto-grow-height="false" fo:min-height="18.65cm" fo:min-width="12.1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8.812cm" fo:min-width="1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5cm" fo:min-width="0cm"/>
    </style:style>
    <style:style style:name="gr22" style:family="graphic" style:parent-style-name="objectwithoutfill">
      <style:graphic-properties svg:stroke-width="0.1cm" svg:stroke-color="#333333" draw:marker-start="Arrow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color="#000000" svg:stroke-opacity="20%" draw:fill-color="#000000" draw:opacity="20%" draw:textarea-horizontal-align="justify" draw:textarea-vertical-align="middle" draw:auto-grow-height="false" fo:min-height="0.35cm" fo:min-width="10.3cm" draw:shadow-opacity="20%"/>
    </style:style>
    <style:style style:name="gr24" style:family="graphic" style:parent-style-name="standard">
      <style:graphic-properties draw:textarea-horizontal-align="justify" draw:textarea-vertical-align="middle" draw:auto-grow-height="false" fo:min-height="1.214cm" fo:min-width="3.112cm" fo:wrap-option="no-wrap"/>
    </style:style>
    <style:style style:name="gr25" style:family="graphic" style:parent-style-name="standard">
      <style:graphic-properties draw:textarea-horizontal-align="justify" draw:textarea-vertical-align="middle" draw:auto-grow-height="false" fo:min-height="1.418cm" fo:min-width="3.112cm" fo:wrap-option="no-wrap"/>
    </style:style>
    <style:style style:name="gr26" style:family="graphic" style:parent-style-name="standard">
      <style:graphic-properties svg:stroke-color="#663300" draw:fill-color="#996633" draw:textarea-horizontal-align="justify" draw:textarea-vertical-align="middle" draw:auto-grow-height="false" fo:min-height="1.104cm" fo:min-width="6.854cm"/>
    </style:style>
    <style:style style:name="gr27" style:family="graphic" style:parent-style-name="standard">
      <style:graphic-properties draw:stroke="dash" draw:stroke-dash="Ultrafine_20_Dashed" svg:stroke-color="#4c19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line-height="150%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18pt"/>
    </style:style>
    <style:style style:name="P9" style:family="paragraph">
      <style:text-properties fo:font-size="10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color="#ffffff"/>
    </style:style>
    <style:style style:name="P12" style:family="paragraph">
      <style:text-properties fo:font-size="2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style:font-name="OpenSymbol" fo:font-size="12pt" style:font-name-asian="OpenSymbol" style:font-size-asian="12pt" style:font-name-complex="OpenSymbol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3.8cm" svg:height="23.4cm" svg:x="1.6cm" svg:y="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2.6cm" svg:height="18.9cm" svg:x="2.2cm" svg:y="5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cm" svg:height="1.8cm" svg:x="2.5cm" svg:y="15.1cm">
          <text:p text:style-name="P1">hang jegyz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.3cm" svg:height="1.8cm" svg:x="2.5cm" svg:y="12.7cm">
          <text:p text:style-name="P1">pozíció rögzíté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2cm" svg:height="4.8cm" svg:x="2.5cm" svg:y="7.3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2.678cm" svg:height="0.962cm" svg:x="2.522cm" svg:y="6.038cm">
          <draw:text-box>
            <text:p>jegyzet:</text:p>
          </draw:text-box>
        </draw:frame>
        <draw:custom-shape draw:style-name="gr3" draw:text-style-name="P1" draw:layer="layout" svg:width="6.3cm" svg:height="1.8cm" svg:x="2.5cm" svg:y="17.5cm">
          <text:p text:style-name="P1">kép csatolá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.3cm" svg:height="1.8cm" svg:x="2.5cm" svg:y="19.9cm">
          <text:p text:style-name="P1">újat kez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2.42cm" svg:height="1.039cm" svg:x="9.4cm" svg:y="17.5cm">
          <draw:text-box>
            <text:p text:style-name="P2"><text:span text:style-name="T1">img0001.jpg</text:span></text:p>
            <text:p text:style-name="P2"><text:span text:style-name="T1">img0002.jpg</text:span></text:p>
          </draw:text-box>
        </draw:frame>
        <draw:frame draw:style-name="gr5" draw:text-style-name="P2" draw:layer="layout" svg:width="2.454cm" svg:height="0.645cm" svg:x="9.352cm" svg:y="15.1cm">
          <draw:text-box>
            <text:p text:style-name="P2"><text:span text:style-name="T1">rec0003.ogg</text:span></text:p>
          </draw:text-box>
        </draw:frame>
        <draw:frame draw:style-name="gr5" draw:text-style-name="P2" draw:layer="layout" svg:width="4.299cm" svg:height="0.645cm" svg:x="9.4cm" svg:y="13cm">
          <draw:text-box>
            <text:p><text:span text:style-name="T1">47.9024886,20.3865597</text:span></text:p>
          </draw:text-box>
        </draw:frame>
        <draw:frame draw:style-name="gr5" draw:text-style-name="P2" draw:layer="layout" svg:width="2.653cm" svg:height="0.645cm" svg:x="2.633cm" svg:y="7.6cm">
          <draw:text-box>
            <text:p text:style-name="P2"><text:span text:style-name="T1">3 fakókeselyű</text:span></text:p>
          </draw:text-box>
        </draw:frame>
        <draw:frame draw:style-name="gr6" draw:text-style-name="P3" draw:layer="layout" svg:width="18.693cm" svg:height="1.199cm" svg:x="1.307cm" svg:y="27.275cm">
          <draw:text-box>
            <text:p><text:span text:style-name="T2">A pozíció rögzítésével létre jön egy új sqlite bejegyzés (dátum-idő azonosítóval), ami a jegyzet, hang, stb hozzáadásával frissül. Így nem veszhet el adat véletlenül.</text:span></text:p>
          </draw:text-box>
        </draw:frame>
        <draw:frame draw:style-name="gr5" draw:layer="layout" svg:width="4.672cm" svg:height="0.725cm" svg:x="9.828cm" svg:y="6.101cm">
          <draw:text-box>
            <text:p text:style-name="P4"><text:span text:style-name="T2">2015.10.20 - 23:31:24</text:span></text:p>
          </draw:text-box>
        </draw:frame>
        <draw:custom-shape draw:style-name="gr7" draw:text-style-name="P5" draw:layer="layout" svg:width="4.2cm" svg:height="1.5cm" svg:x="16.6cm" svg:y="5.8cm">
          <text:p text:style-name="P1"><text:span text:style-name="T3">rögzített esemény </text:span></text:p>
          <text:p text:style-name="P1"><text:span text:style-name="T3">azonosítója</text:span></text:p>
          <draw:enhanced-geometry svg:viewBox="0 0 21600 21600" draw:text-areas="800 800 20800 20800" draw:type="round-rectangular-callout" draw:modifiers="-11023.6610330874 8619.85343104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9" draw:text-style-name="P1" draw:layer="Layout" svg:width="13.8cm" svg:height="23.4cm" svg:x="4cm" svg:y="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12.6cm" svg:height="18.9cm" svg:x="4.6cm" svg:y="5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3cm" svg:height="1.8cm" svg:x="4.9cm" svg:y="15.1cm">
          <text:p text:style-name="P1">hang jegyz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6.3cm" svg:height="1.8cm" svg:x="4.9cm" svg:y="12.7cm">
          <text:p text:style-name="P1">pozíció rögzíté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2cm" svg:height="4.8cm" svg:x="4.9cm" svg:y="7.3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2.678cm" svg:height="0.962cm" svg:x="4.922cm" svg:y="6.038cm">
          <draw:text-box>
            <text:p>jegyzet:</text:p>
          </draw:text-box>
        </draw:frame>
        <draw:custom-shape draw:style-name="gr11" draw:text-style-name="P1" draw:layer="Layout" svg:width="6.3cm" svg:height="1.8cm" svg:x="4.9cm" svg:y="17.5cm">
          <text:p text:style-name="P1">kép csatolá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6.3cm" svg:height="1.8cm" svg:x="4.9cm" svg:y="19.9cm">
          <text:p text:style-name="P1">eltá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2.42cm" svg:height="1.039cm" svg:x="11.8cm" svg:y="17.5cm">
          <draw:text-box>
            <text:p text:style-name="P2"><text:span text:style-name="T1">img0001.jpg</text:span></text:p>
            <text:p text:style-name="P2"><text:span text:style-name="T1">img0002.jpg</text:span></text:p>
          </draw:text-box>
        </draw:frame>
        <draw:frame draw:style-name="gr5" draw:text-style-name="P2" draw:layer="layout" svg:width="2.454cm" svg:height="0.645cm" svg:x="11.752cm" svg:y="15.1cm">
          <draw:text-box>
            <text:p text:style-name="P2"><text:span text:style-name="T1">rec0003.ogg</text:span></text:p>
          </draw:text-box>
        </draw:frame>
        <draw:frame draw:style-name="gr5" draw:text-style-name="P2" draw:layer="layout" svg:width="4.299cm" svg:height="0.645cm" svg:x="11.8cm" svg:y="13cm">
          <draw:text-box>
            <text:p><text:span text:style-name="T1">47.9024886,20.3865597</text:span></text:p>
          </draw:text-box>
        </draw:frame>
        <draw:frame draw:style-name="gr5" draw:text-style-name="P2" draw:layer="layout" svg:width="2.653cm" svg:height="0.645cm" svg:x="5.033cm" svg:y="7.6cm">
          <draw:text-box>
            <text:p text:style-name="P2"><text:span text:style-name="T1">3 fakókeselyű</text:span></text:p>
          </draw:text-box>
        </draw:frame>
        <draw:g>
          <draw:path draw:style-name="gr14" draw:text-style-name="P1" draw:layer="layout" svg:width="0.839cm" svg:height="0cm" svg:x="7cm" svg:y="24.9cm" svg:viewBox="0 0 840 0" svg:d="M0 0h311 311 218">
            <text:p/>
          </draw:path>
          <draw:path draw:style-name="gr14" draw:text-style-name="P1" draw:layer="layout" svg:width="0.839cm" svg:height="0cm" svg:x="7cm" svg:y="25.1cm" svg:viewBox="0 0 840 0" svg:d="M0 0h311 311 218">
            <text:p/>
          </draw:path>
          <draw:path draw:style-name="gr14" draw:text-style-name="P1" draw:layer="layout" svg:width="0.839cm" svg:height="0cm" svg:x="7cm" svg:y="25.3cm" svg:viewBox="0 0 840 0" svg:d="M0 0h311 311 218">
            <text:p/>
          </draw:path>
        </draw:g>
        <draw:custom-shape draw:style-name="gr15" draw:text-style-name="P1" draw:layer="Layout" svg:width="7.8cm" svg:height="6.3cm" svg:x="4.6cm" svg:y="17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7.8cm" svg:height="1.2cm" svg:x="4.6cm" svg:y="18.4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6.869cm" svg:height="3.806cm" svg:x="5.2cm" svg:y="18.539cm">
          <draw:text-box>
            <text:p>feltöltés</text:p>
            <text:p/>
            <text:p>szerver beállítások</text:p>
            <text:p/>
            <text:p>alkalmazás beállítások</text:p>
          </draw:text-box>
        </draw:frame>
        <draw:custom-shape draw:style-name="gr17" draw:text-style-name="P6" draw:layer="layout" svg:width="3cm" svg:height="0.9cm" svg:x="0.7cm" svg:y="23.2cm">
          <text:p text:style-name="P1"><text:span text:style-name="T2">egyelőre üres</text:span></text:p>
          <draw:enhanced-geometry svg:viewBox="0 0 21600 21600" draw:text-areas="800 800 20800 20800" draw:type="round-rectangular-callout" draw:modifiers="34764.4118627124 -18938.95671476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6" draw:layer="layout" svg:width="5.4cm" svg:height="1.8cm" svg:x="13cm" svg:y="20.5cm">
          <text:p text:style-name="P6"><text:span text:style-name="T2">http://.. cím megadása,</text:span></text:p>
          <text:p text:style-name="P6"><text:span text:style-name="T2">kapcsolat kérés küldése</text:span></text:p>
          <draw:enhanced-geometry svg:viewBox="0 0 21600 21600" draw:text-areas="800 800 20800 20800" draw:type="round-rectangular-callout" draw:modifiers="-7338.64099240881 -251.8600777345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layer="layout" svg:width="4.672cm" svg:height="0.725cm" svg:x="12.228cm" svg:y="6.1cm">
          <draw:text-box>
            <text:p text:style-name="P4"><text:span text:style-name="T2">2015.10.20 - 23:31:24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9" draw:text-style-name="P1" draw:layer="Layout" svg:width="13.8cm" svg:height="23.4cm" svg:x="4cm" svg:y="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12.6cm" svg:height="18.9cm" svg:x="4.6cm" svg:y="5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6.3cm" svg:height="1.8cm" svg:x="4.9cm" svg:y="15.1cm">
          <text:p text:style-name="P7">hang jegyz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6.3cm" svg:height="1.8cm" svg:x="4.9cm" svg:y="12.7cm">
          <text:p text:style-name="P7">pozíció rögzíté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2cm" svg:height="4.8cm" svg:x="4.9cm" svg:y="7.3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2.856cm" svg:height="0.962cm" svg:x="4.922cm" svg:y="6.038cm">
          <draw:text-box>
            <text:p text:style-name="P8">Jegyzet:</text:p>
          </draw:text-box>
        </draw:frame>
        <draw:custom-shape draw:style-name="gr13" draw:text-style-name="P7" draw:layer="Layout" svg:width="6.3cm" svg:height="1.8cm" svg:x="4.9cm" svg:y="17.5cm">
          <text:p text:style-name="P7">kép csatolá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6.3cm" svg:height="1.8cm" svg:x="4.9cm" svg:y="19.9cm">
          <text:p text:style-name="P7">eltá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2.42cm" svg:height="1.039cm" svg:x="11.8cm" svg:y="17.5cm">
          <draw:text-box>
            <text:p text:style-name="P2"><text:span text:style-name="T1">img0001.jpg</text:span></text:p>
            <text:p text:style-name="P2"><text:span text:style-name="T1">img0002.jpg</text:span></text:p>
          </draw:text-box>
        </draw:frame>
        <draw:frame draw:style-name="gr5" draw:text-style-name="P2" draw:layer="layout" svg:width="2.454cm" svg:height="0.645cm" svg:x="11.752cm" svg:y="15.1cm">
          <draw:text-box>
            <text:p text:style-name="P2"><text:span text:style-name="T1">rec0003.ogg</text:span></text:p>
          </draw:text-box>
        </draw:frame>
        <draw:frame draw:style-name="gr5" draw:text-style-name="P2" draw:layer="layout" svg:width="4.299cm" svg:height="0.645cm" svg:x="11.8cm" svg:y="13cm">
          <draw:text-box>
            <text:p text:style-name="P9"><text:span text:style-name="T1">47.9024886,20.3865597</text:span></text:p>
          </draw:text-box>
        </draw:frame>
        <draw:frame draw:style-name="gr5" draw:text-style-name="P2" draw:layer="layout" svg:width="2.653cm" svg:height="0.645cm" svg:x="5.033cm" svg:y="7.6cm">
          <draw:text-box>
            <text:p text:style-name="P2"><text:span text:style-name="T1">3 fakókeselyű</text:span></text:p>
          </draw:text-box>
        </draw:frame>
        <draw:custom-shape draw:style-name="gr19" draw:text-style-name="P1" draw:layer="Layout" svg:width="12.6cm" svg:height="18.9cm" svg:x="4.6cm" svg:y="5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.8cm" svg:height="9.062cm" svg:x="5.5cm" svg:y="6.038cm">
          <text:p/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10.5cm" svg:height="9cm" svg:x="5.5cm" svg:y="6.4cm">
          <draw:text-box>
            <text:p text:style-name="P4"><text:span text:style-name="T2">[</text:span><text:span text:style-name="T4">✓</text:span><text:span text:style-name="T2">] 2015.10.20 - 23:31:24 {szöveg, kép, hang}</text:span></text:p>
            <text:p text:style-name="P4"><text:span text:style-name="T2">[</text:span><text:span text:style-name="T4"></text:span><text:span text:style-name="T2">] 2015.10.20 - 16:23:30 {szöveg, kép}</text:span></text:p>
            <text:p text:style-name="P4"><text:span text:style-name="T2">[ </text:span><text:span text:style-name="T4"><text:s/></text:span><text:span text:style-name="T2">] 2015.09.13 - 11:04:40 {szöveg, hang, kép}</text:span></text:p>
            <text:p text:style-name="P4"><text:span text:style-name="T2">[ <text:s text:c="2"/>] ....</text:span></text:p>
            <text:p text:style-name="P10"><text:span text:style-name="T5">...</text:span></text:p>
            <text:p text:style-name="P10"><text:span text:style-name="T5">...</text:span></text:p>
            <text:p text:style-name="P10"><text:span text:style-name="T5">...</text:span></text:p>
            <text:p text:style-name="P10"><text:span text:style-name="T5">...</text:span></text:p>
            <text:p text:style-name="P10"><text:span text:style-name="T5">...</text:span></text:p>
            <text:p text:style-name="P10"><text:span text:style-name="T5">...</text:span></text:p>
            <text:p text:style-name="P10"><text:span text:style-name="T5">...</text:span></text:p>
            <text:p text:style-name="P10"><text:span text:style-name="T5">...</text:span></text:p>
            <text:p text:style-name="P10"><text:span text:style-name="T5">...</text:span></text:p>
            <text:p text:style-name="P10"><text:span text:style-name="T5">...</text:span></text:p>
          </draw:text-box>
        </draw:frame>
        <draw:line draw:style-name="gr22" draw:text-style-name="P1" draw:layer="layout" svg:x1="16cm" svg:y1="6.1cm" svg:x2="16cm" svg:y2="15.1cm">
          <text:p/>
        </draw:line>
        <draw:custom-shape draw:style-name="gr23" draw:text-style-name="P1" draw:layer="layout" svg:width="10.8cm" svg:height="0.6cm" svg:x="5.5cm" svg:y="7.2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3.9cm" svg:height="1.58cm" svg:x="0.1cm" svg:y="9.32cm">
          <text:p text:style-name="P5"><text:span text:style-name="T3">hibás feltöltés</text:span></text:p>
          <draw:enhanced-geometry svg:viewBox="0 0 21600 21600" draw:text-areas="800 800 20800 20800" draw:type="round-rectangular-callout" draw:modifiers="30647.526275314 -21408.72865275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5" draw:layer="layout" svg:width="3.9cm" svg:height="1.8cm" svg:x="1.6cm" svg:y="1.9cm">
          <text:p text:style-name="P1"><text:span text:style-name="T3">befejezett feltöltés</text:span></text:p>
          <draw:enhanced-geometry svg:viewBox="0 0 21600 21600" draw:text-areas="800 800 20800 20800" draw:type="round-rectangular-callout" draw:modifiers="23515.8164573186 54641.64353137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1" draw:layer="layout" svg:width="7.5cm" svg:height="1.5cm" svg:x="5.5cm" svg:y="16cm">
          <text:p text:style-name="P11"><text:span text:style-name="T6">feltölté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layer="layout" svg:width="11.348cm" svg:height="1.673cm" svg:x="5.5cm" svg:y="18.338cm">
          <draw:text-box>
            <text:p>Szerver válasz: </text:p>
            <text:p>a feltöltés sikertelen, próbálja meg újra</text:p>
          </draw:text-box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27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95cm" fo:text-indent="0cm"/>
      <style:text-properties fo:font-size="3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17.099cm" svg:height="4.625cm" svg:x="1.95cm" svg:y="2.104cm" presentation:class="title" presentation:placeholder="true">
        <draw:text-box/>
      </draw:frame>
      <draw:frame presentation:style-name="Default-outline1" draw:layer="backgroundobjects" svg:width="17.099cm" svg:height="16.065cm" svg:x="1.95cm" svg:y="7.481cm" presentation:class="outline" presentation:placeholder="true">
        <draw:text-box/>
      </draw:frame>
      <draw:frame presentation:style-name="Mpr1" draw:text-style-name="MP1" draw:layer="backgroundobjects" svg:width="4.426cm" svg:height="1.91cm" svg:x="1.95cm" svg:y="26.234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6.022cm" svg:height="1.91cm" svg:x="7.498cm" svg:y="26.234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4.426cm" svg:height="1.91cm" svg:x="14.623cm" svg:y="26.234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lós Bán</meta:initial-creator>
    <meta:creation-date>2015-10-22T00:34:37.238240640</meta:creation-date>
    <dc:date>2015-10-22T01:35:05.449235515</dc:date>
    <dc:creator>Miklós Bán</dc:creator>
    <meta:editing-duration>PT14M31S</meta:editing-duration>
    <meta:editing-cycles>2</meta:editing-cycles>
    <meta:generator>LibreOffice/4.3.3.2$Linux_X86_64 LibreOffice_project/430m0$Build-2</meta:generator>
    <meta:document-statistic meta:object-count="85"/>
  </office:meta>
</office:document-meta>
</file>